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6228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362281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8" style:family="paragraph" style:parent-style-name="Footnote">
      <style:text-properties officeooo:paragraph-rsid="0fda15e0"/>
    </style:style>
    <style:style style:name="P89" style:family="paragraph" style:parent-style-name="Standard">
      <style:text-properties officeooo:paragraph-rsid="0fe106d1"/>
    </style:style>
    <style:style style:name="P90" style:family="paragraph" style:parent-style-name="Footnote">
      <style:text-properties officeooo:paragraph-rsid="1020b286"/>
    </style:style>
    <style:style style:name="P91" style:family="paragraph" style:parent-style-name="Footnote">
      <style:text-properties officeooo:paragraph-rsid="102c1a0f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36228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loext:opacity="100%" style:font-name="Liberation Sans" fo:font-size="12pt" style:font-size-asian="12pt" style:font-size-complex="12pt"/>
    </style:style>
    <style:style style:name="T22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53" style:family="text">
      <style:text-properties style:use-window-font-color="true" loext:opacity="0%" style:font-name="Liberation Sans" officeooo:rsid="047da547"/>
    </style:style>
    <style:style style:name="T25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style:font-size-asian="12pt" style:font-size-complex="12pt"/>
    </style:style>
    <style:style style:name="T287" style:family="text">
      <style:text-properties style:use-window-font-color="true" loext:opacity="0%" style:font-name="Liberation Sans" officeooo:rsid="0efd8e5c"/>
    </style:style>
    <style:style style:name="T28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officeooo:rsid="04473353"/>
    </style:style>
    <style:style style:name="T29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officeooo:rsid="0aace3cd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officeooo:rsid="0f0ca65a"/>
    </style:style>
    <style:style style:name="T318" style:family="text">
      <style:text-properties officeooo:rsid="0f8f58bd"/>
    </style:style>
    <style:style style:name="T319" style:family="text">
      <style:text-properties officeooo:rsid="0f95a7a0"/>
    </style:style>
    <style:style style:name="T320" style:family="text">
      <style:text-properties style:text-underline-style="none"/>
    </style:style>
    <style:style style:name="T321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2"><text:span text:style-name="Strong_20_Emphasis"><text:span text:style-name="T191">C</text:span></text:span><text:span text:style-name="Strong_20_Emphasis"><text:span text:style-name="T190">hecklist voor </text:span></text:span><text:span text:style-name="Strong_20_Emphasis"><text:span text:style-name="T192">de installatie</text:span></text:span><text:span text:style-name="Strong_20_Emphasis"><text:span text:style-name="T190"> van </text:span>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Strong_20_Emphasis"><text:span text:style-name="T197"><text:user-field-get text:name="Version">24.04</text:user-field-get></text:span></text:span><text:span text:style-name="Strong_20_Emphasis"><text:span text:style-name="T194"><text:note text:id="ftn1" text:note-class="footnote"><text:note-citation>1</text:note-citation><text:note-body><text:p text:style-name="P91"><text:span text:style-name="T303">D</text:span><text:span text:style-name="T294">eze </text:span><text:span text:style-name="Strong_20_Emphasis"><text:span text:style-name="T305"><text:user-field-get text:name="Distro">Ubuntu</text:user-field-get></text:span></text:span><text:span text:style-name="T296"><text:s/></text:span><text:span text:style-name="T306"><text:user-field-get text:name="Version">24.04</text:user-field-get></text:span><text:span text:style-name="T306"><text:s/></text:span><text:span text:style-name="Strong_20_Emphasis"><text:span text:style-name="T307"><text:user-field-get text:name="Edition">Desktop</text:user-field-get></text:span></text:span><text:span text:style-name="T294"><text:s/>(codenaam </text:span><text:span text:style-name="T302">noble</text:span><text:span text:style-name="T294">) van april</text:span><text:span text:style-name="T297"> </text:span><text:span text:style-name="Strong_20_Emphasis"><text:span text:style-name="T308"><text:user-field-get text:name="Releaseyear">2024</text:user-field-get></text:span></text:span><text:span text:style-name="T298"><text:s/></text:span><text:span text:style-name="T303">is een zogenaamde </text:span><text:span text:style-name="T294">LTS-</text:span><text:span text:style-name="T303">versie</text:span><text:span text:style-name="T294"> </text:span><text:span text:style-name="T303">(</text:span><text:span text:style-name="T294">staat voor Long-Term Support, </text:span><text:span text:style-name="T295">langetermijnondersteuning</text:span><text:span text:style-name="T303">)</text:span><text:span text:style-name="T295"> </text:span><text:span text:style-name="T304">en</text:span><text:span text:style-name="T298"> </text:span><text:span text:style-name="T294">wordt gedurende 5 jaar ondersteund tot april 202</text:span><text:span text:style-name="T302">9</text:span><text:span text:style-name="T294">, en met een </text:span><text:span text:style-name="T301">gratis persoonlijk </text:span><text:span text:style-name="T294">Ubuntu </text:span><text:span text:style-name="T299">P</text:span><text:span text:style-name="T294">ro-abonnement gedurende 1</text:span><text:span text:style-name="T300">0</text:span><text:span text:style-name="T294"> jaar tot april 203</text:span><text:span text:style-name="T302">4</text:span><text:span text:style-name="T294">.</text:span></text:p></text:note-body></text:note></text:span></text:span><text:span text:style-name="Strong_20_Emphasis"><text:span text:style-name="T195"><text:s/></text:span></text:span><text:span text:style-name="Strong_20_Emphasis"><text:span text:style-name="T196"><text:user-field-get text:name="Edition">Desktop</text:user-field-get></text:span></text:span><text:span text:style-name="Strong_20_Emphasis"><text:span text:style-name="T193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17">ONDERSTREEPTE</text:span></text:span><text:span text:style-name="T1"> </text:span><text:span text:style-name="T16">woorden</text:span><text:span text:style-name="T15"> het</text:span><text:span text:style-name="Strong_20_Emphasis"><text:span text:style-name="T237"> </text:span></text:span><text:span text:style-name="Strong_20_Emphasis"><text:span text:style-name="T238">tekstvak</text:span></text:span><text:span text:style-name="T16"> </text:span><text:span text:style-name="T19">in,</text:span><text:span text:style-name="T16"> </text:span><text:span text:style-name="T253">zie </text:span><text:span text:style-name="T287">[</text:span><text:span text:style-name="T253">toelichting</text:span><text:span text:style-name="T287">]</text:span><text:span text:style-name="T16">:</text:span></text:p>
      <text:p text:style-name="P2"><text:span text:style-name="Definition"><text:span text:style-name="T23">GEBRUIKER</text:span></text:span><text:span text:style-name="T261"><text:tab/><text:tab/></text:span><text:span text:style-name="T286"> <text:tab/><text:tab/></text:span><text:span text:style-name="T262"><draw:control text:anchor-type="as-char" svg:y="-0.4cm" draw:z-index="19" draw:name="Gebruiker 2" draw:style-name="gr2" draw:text-style-name="P100" svg:width="6.4cm" svg:height="0.6cm" draw:control="control18"><svg:title>Gebruiker</svg:title><svg:desc>Volledige naam, bijv. Jan Stek</svg:desc></draw:control></text:span><text:span text:style-name="T262"><text:tab/> <text:s text:c="2"/></text:span><text:span text:style-name="T263">[</text:span><text:span text:style-name="T264">V</text:span><text:span text:style-name="T256">olledige naam, bijv. </text:span><text:span text:style-name="T257">J</text:span><text:span text:style-name="T284">a</text:span><text:span text:style-name="T257">n </text:span><text:span text:style-name="T284">Jansen</text:span><text:span text:style-name="T285">]</text:span></text:p>
      <text:p text:style-name="P89"><text:span text:style-name="Definition"><text:span text:style-name="T255">g</text:span></text:span><text:span text:style-name="Definition">ebruikersnaam</text:span><text:span text:style-name="Definition"><text:span text:style-name="T320"><text:tab/></text:span></text:span><text:span text:style-name="T254"><draw:control text:anchor-type="as-char" svg:y="-0.4cm" draw:z-index="20" draw:name="Gberuikersnaam 3" draw:style-name="gr2" draw:text-style-name="P100" svg:width="6.4cm" svg:height="0.6cm" draw:control="control19"><svg:title>Gebruikersnaam</svg:title><svg:desc>Korte naam, bijv. jan</svg:desc></draw:control></text:span><text:span text:style-name="T254"><text:tab/> <text:s text:c="2"/></text:span><text:span text:style-name="T7">[</text:span><text:span text:style-name="T8">K</text:span><text:span text:style-name="T6">orte naam, bijv. </text:span><text:span text:style-name="T201">j</text:span><text:span text:style-name="T202">a</text:span><text:span text:style-name="T201">n</text:span><text:span text:style-name="T203">]</text:span></text:p>
      <text:p text:style-name="P2"><text:span text:style-name="Definition">COMPUTERNAAM</text:span><text:span text:style-name="T265"><text:tab/><text:tab/></text:span><draw:control text:anchor-type="as-char" svg:y="-0.4cm" draw:z-index="21" draw:name="Computernaam 1" draw:style-name="gr2" draw:text-style-name="P100" svg:width="6.4cm" svg:height="0.6cm" draw:control="control20"><svg:title>Computernaam</svg:title><svg:desc>Unieke naam van de computer</svg:desc></draw:control><text:tab/> <text:s text:c="2"/><text:span text:style-name="T270">[</text:span><text:span text:style-name="T271">N</text:span><text:span text:style-name="T266">aam van de compute</text:span><text:span text:style-name="T267">r, </text:span><text:span text:style-name="T268">bijv. </text:span><text:span text:style-name="T269">pc02</text:span><text:span text:style-name="T270">]</text:span></text:p>
      <text:p text:style-name="P2"><text:span text:style-name="Definition"><text:span text:style-name="T273">GEBRUIKER</text:span></text:span><text:span text:style-name="Definition"><text:span text:style-name="T278"><text:tab/></text:span></text:span><text:span text:style-name="T272"><text:tab/></text:span><text:span text:style-name="T286"> <text:tab/><text:tab/></text:span><text:span text:style-name="T262"><draw:control text:anchor-type="as-char" svg:y="-0.4cm" draw:z-index="22" draw:name="Gebruiker 3" draw:style-name="gr2" draw:text-style-name="P100" svg:width="6.4cm" svg:height="0.6cm" draw:control="control21"><svg:title>Gebruiker</svg:title><svg:desc>Volledige naam, bijv. Jan Stek</svg:desc></draw:control></text:span><text:span text:style-name="T262"><text:tab/> <text:s text:c="2"/></text:span><text:span text:style-name="T263">[</text:span><text:span text:style-name="T264">V</text:span><text:span text:style-name="T256">olledige naam </text:span><text:span text:style-name="T260">evt. 2</text:span><text:span text:style-name="T288">e</text:span><text:span text:style-name="T258"> gebruiker</text:span><text:span text:style-name="T259">]</text:span></text:p>
      <text:p text:style-name="P89"><text:span text:style-name="Definition"><text:span text:style-name="T273">GEBRUIKERSN</text:span></text:span><text:span text:style-name="Definition"><text:span text:style-name="T274">aa</text:span></text:span><text:span text:style-name="Definition"><text:span text:style-name="T273">M</text:span></text:span><text:span text:style-name="Definition"><text:span text:style-name="T278"><text:tab/></text:span></text:span><text:span text:style-name="T254"><draw:control text:anchor-type="as-char" svg:y="-0.4cm" draw:z-index="23" draw:name="Gberuikersnaam 4" draw:style-name="gr2" draw:text-style-name="P100" svg:width="6.4cm" svg:height="0.6cm" draw:control="control22"><svg:title>Gebruikersnaam</svg:title><svg:desc>Korte naam, bijv. jan</svg:desc></draw:control></text:span><text:span text:style-name="T254"><text:tab/> <text:s text:c="2"/></text:span><text:span text:style-name="T276">[</text:span><text:span text:style-name="T277">K</text:span><text:span text:style-name="T275">orte naam</text:span><text:span text:style-name="T279"> </text:span><text:span text:style-name="T280">e</text:span><text:span text:style-name="T281">vt. 2</text:span><text:span text:style-name="T289">e</text:span><text:span text:style-name="T281"> </text:span><text:span text:style-name="T282">gebruiker</text:span><text:span text:style-name="T283">]</text:span></text:p>
      <text:p text:style-name="P1"><text:span text:style-name="T204">Vervang </text:span><text:span text:style-name="T211">de</text:span><text:span text:style-name="T204"> </text:span><text:span text:style-name="Definition"><text:span text:style-name="T24">ONDERSTREEPTE</text:span></text:span><text:span text:style-name="T204"> </text:span><text:span text:style-name="T205">woorden </text:span><text:span text:style-name="T204">in deze checklist door </text:span><text:span text:style-name="T211">d</text:span><text:span text:style-name="T212">i</text:span><text:span text:style-name="T211">e </text:span><text:span text:style-name="T210">in </text:span><text:span text:style-name="T212">het</text:span><text:span text:style-name="Strong_20_Emphasis"><text:span text:style-name="T72"> </text:span></text:span><text:span text:style-name="Strong_20_Emphasis"><text:span text:style-name="T100">tekstvak</text:span></text:span><text:span text:style-name="T204">.</text:span></text:p>
      <text:p text:style-name="P45"/>
      <text:p text:style-name="P45"/>
      <text:p text:style-name="P3"><text:span text:style-name="T216">Nog niet op Linux?</text:span><text:span text:style-name="T206"><text:tab/></text:span><text:span text:style-name="Strong_20_Emphasis"><text:span text:style-name="T103"><draw:control text:anchor-type="as-char" draw:z-index="24" draw:name="Vorm3" draw:style-name="gr1" draw:text-style-name="P99" svg:width="0.35cm" svg:height="0.35cm" draw:control="control23"/></text:span></text:span><text:span text:style-name="T213"><text:tab/></text:span><text:span text:style-name="T214">G</text:span><text:span text:style-name="T207">ebruik </text:span><text:span text:style-name="Strong_20_Emphasis"><text:span text:style-name="T217">Checklist </text:span></text:span><text:span text:style-name="Strong_20_Emphasis"><text:span text:style-name="T218">overzetten</text:span></text:span><text:span text:style-name="T20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8"> onder </text:span><text:span text:style-name="T215">Linux</text:span><text:span text:style-name="T209">.</text:span></text:p>
      <text:p text:style-name="P44"><text:span text:style-name="T180">Nieuwe installatie?</text:span><text:span text:style-name="T176"><text:tab/></text:span><text:span text:style-name="Strong_20_Emphasis"><text:span text:style-name="T102"><draw:control text:anchor-type="as-char" draw:z-index="25" draw:name="Vorm 2" draw:style-name="gr1" draw:text-style-name="P99" svg:width="0.35cm" svg:height="0.35cm" draw:control="control24"/></text:span></text:span><text:span text:style-name="T179"><text:tab/></text:span><text:span text:style-name="T178">B</text:span><text:span text:style-name="T176">egin bij hoofdstuk </text:span><text:span text:style-name="T180"><text:bookmark-ref text:reference-format="page" text:ref-name="__RefNumPara__4009_1271708128">2</text:bookmark-ref></text:span><text:span text:style-name="T176"><text:s text:c="2"/></text:span><text:span text:style-name="T181"><text:bookmark-ref text:reference-format="text" text:ref-name="__RefNumPara__4009_1271708128">Installatie uitvoeren</text:bookmark-ref></text:span><text:span text:style-name="T177">.</text:span></text:p>
      <text:p text:style-name="P24"/>
      <text:p text:style-name="P24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101"><draw:control text:anchor-type="as-char" draw:z-index="9" draw:name="Vorm3_0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1"><draw:control text:anchor-type="as-char" draw:z-index="13" draw:name="Vorm3_ 2" draw:style-name="gr1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6">E</text:span></text:span><text:span text:style-name="User_20_Entry"><text:span text:style-name="T151">v</text:span></text:span><text:span text:style-name="User_20_Entry"><text:span text:style-name="T152">en</text:span></text:span><text:span text:style-name="User_20_Entry"><text:span text:style-name="T154">t</text:span></text:span><text:span text:style-name="User_20_Entry"><text:span text:style-name="T155">uele </text:span></text:span><text:span text:style-name="User_20_Entry"><text:span text:style-name="T156">extra </text:span></text:span><text:span text:style-name="Definition"><text:span text:style-name="T315">gebruiker</text:span></text:span><text:span text:style-name="User_20_Entry"><text:span text:style-name="T147">s</text:span></text:span><text:span text:style-name="User_20_Entry"><text:span text:style-name="T156"> aanmelden </text:span></text:span><text:span text:style-name="User_20_Entry"><text:span text:style-name="T157">en dezelfde stappen uitvoeren</text:span></text:span><text:span text:style-name="User_20_Entry"><text:span text:style-name="T153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3"><draw:control text:anchor-type="as-char" draw:z-index="2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3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2"><text:span text:style-name="Strong_20_Emphasis"><text:span text:style-name="T94">D</text:span></text:span><text:span text:style-name="Strong_20_Emphasis"><text:span text:style-name="T72">ruk op de </text:span></text:span><text:span text:style-name="Strong_20_Emphasis"><text:span text:style-name="T172">Super</text:span></text:span><text:span text:style-name="Strong_20_Emphasis"><text:span text:style-name="T72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175">D</text:span>e <text:span text:style-name="T321">Super</text:span>-toets <text:span text:style-name="T228">is de Windows-toets, Command-toets </text:span><text:span text:style-name="T229">(Apple)</text:span><text:span text:style-name="T228">, of Vergrootglas-toets </text:span><text:span text:style-name="T229">(Chromebook)</text:span><text:span text:style-name="T228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2"> de</text:span></text:span><text:span text:style-name="Strong_20_Emphasis"><text:span text:style-name="T63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3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3"><draw:control text:anchor-type="as-char" draw:z-index="14" draw:name="Vorm 7" draw:style-name="gr1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4"><text:span text:style-name="Strong_20_Emphasis"><text:span text:style-name="T94">D</text:span></text:span><text:span text:style-name="Strong_20_Emphasis"><text:span text:style-name="T68">ruk </text:span></text:span><text:span text:style-name="Strong_20_Emphasis"><text:span text:style-name="T69">op de </text:span></text:span><text:span text:style-name="Strong_20_Emphasis"><text:span text:style-name="T172">Super</text:span></text:span><text:span text:style-name="Strong_20_Emphasis"><text:span text:style-name="T69">-toets</text:span></text:span><text:span text:style-name="Strong_20_Emphasis"><text:span text:style-name="T67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08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</text:span></text:span><text:span text:style-name="Strong_20_Emphasis"><text:span text:style-name="T104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0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98">Selecteer</text:span></text:span><text:span text:style-name="Strong_20_Emphasis"><text:span text:style-name="T66"> </text:span></text:span><text:span text:style-name="Strong_20_Emphasis"><text:span text:style-name="T121">1</text:span></text:span><text:span text:style-name="Strong_20_Emphasis"><text:span text:style-name="T122"> <text:s/></text:span></text:span><text:span text:style-name="Strong_20_Emphasis"><text:span text:style-name="T123">In</text:span></text:span><text:span text:style-name="Strong_20_Emphasis"><text:span text:style-name="T116">stallatie voorbereiden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3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22">Start de computer op vanaf</text:span><text:span text:style-name="T222"><text:note text:id="ftn5" text:note-class="footnote"><text:note-citation>1</text:note-citation><text:note-body><text:p text:style-name="P88"><text:span text:style-name="T161">B</text:span><text:span text:style-name="T162">ootmenu/</text:span><text:span text:style-name="T161">S</text:span><text:span text:style-name="T162">etup</text:span><text:span text:style-name="T160"> via </text:span><text:span text:style-name="T158">é</text:span><text:span text:style-name="T159">é</text:span><text:span text:style-name="T161">n van de </text:span><text:span text:style-name="Definition"><text:span text:style-name="T163">Veelgebruikte toetsen: </text:span></text:span><text:span text:style-name="Definition"><text:span text:style-name="T164"><text:s/></text:span></text:span><text:span text:style-name="User_20_Entry"><text:span text:style-name="T174">Esc</text:span></text:span><text:span text:style-name="User_20_Entry"><text:span text:style-name="T167">,</text:span></text:span><text:span text:style-name="Definition"><text:span text:style-name="T164"> </text:span></text:span><text:span text:style-name="User_20_Entry"><text:span text:style-name="T174">Delete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2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9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0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1</text:span></text:span><text:span text:style-name="User_20_Entry"><text:span text:style-name="T168">,</text:span></text:span><text:span text:style-name="Definition"><text:span text:style-name="T164"> </text:span></text:span><text:span text:style-name="Definition"><text:span text:style-name="T165">o</text:span></text:span><text:span text:style-name="Definition"><text:span text:style-name="T166">f</text:span></text:span><text:span text:style-name="Definition"><text:span text:style-name="T164"> </text:span></text:span><text:span text:style-name="User_20_Entry"><text:span text:style-name="T174">F12</text:span></text:span><text:span text:style-name="User_20_Entry"><text:span text:style-name="T168">.</text:span></text:span></text:p></text:note-body></text:note></text:span><text:span text:style-name="T222"> </text:span><text:span text:style-name="T226">een </text:span><text:span text:style-name="Strong_20_Emphasis"><text:span text:style-name="T199"><text:user-field-get text:name="Distro">Ubuntu</text:user-field-get></text:span></text:span><text:span text:style-name="T221"><text:s/></text:span><text:span text:style-name="T200"><text:user-field-get text:name="Version">24.04</text:user-field-get></text:span><text:span text:style-name="T200"><text:s/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30">L</text:span></text:span><text:span text:style-name="T131">ive</text:span><text:span text:style-name="T131"><text:note text:id="ftn6" text:note-class="footnote"><text:note-citation>2</text:note-citation><text:note-body><text:p text:style-name="P76"><text:span text:style-name="T290">Vanaf ee</text:span>n <text:span text:style-name="T319">L</text:span>ive <text:span text:style-name="T318">USB</text:span><text:span text:style-name="T293">-stick</text:span><text:span text:style-name="T21"> </text:span>kunt <text:span text:style-name="T290">u opstarten en</text:span> <text:span text:style-name="T17">met </text:span><text:span text:style-name="Strong_20_Emphasis"><text:span text:style-name="T230"><text:user-field-get text:name="Distro">Ubuntu</text:user-field-get></text:span></text:span><text:span text:style-name="Strong_20_Emphasis"><text:span text:style-name="T230"><text:s/></text:span></text:span>werken zonder enige bestanden op de harde schijf te wijzigen en maakt ook installatie van <text:span text:style-name="Strong_20_Emphasis"><text:span text:style-name="T230"><text:user-field-get text:name="Distro">Ubuntu</text:user-field-get></text:span></text:span><text:span text:style-name="Strong_20_Emphasis"><text:span text:style-name="T230"><text:s/></text:span></text:span>mogelijk.</text:p></text:note-body></text:note></text:span><text:span text:style-name="T131"> </text:span><text:span text:style-name="T134">USB</text:span><text:span text:style-name="T132">-stick</text:span><text:span text:style-name="T132"><text:note text:id="ftn7" text:note-class="footnote"><text:note-citation>3</text:note-citation><text:note-body><text:p text:style-name="P90"><text:span text:style-name="Strong_20_Emphasis"><text:span text:style-name="T146">Maak een opstartbare USB-stick</text:span></text:span><text:span text:style-name="Strong_20_Emphasis"><text:span text:style-name="T142">:<text:line-break/></text:span></text:span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48"><text:user-field-get text:name="Distro">Ubuntu</text:user-field-get></text:span></text:span><text:span text:style-name="Strong_20_Emphasis"><text:span text:style-name="T148"><text:s/></text:span></text:span><text:span text:style-name="Strong_20_Emphasis"><text:span text:style-name="T148"><text:user-field-get text:name="Edition">Desktop</text:user-field-get></text:span></text:span><text:span text:style-name="Strong_20_Emphasis"><text:span text:style-name="T148"><text:s/></text:span></text:span><text:span text:style-name="Strong_20_Emphasis"><text:span text:style-name="T148"><text:user-field-get text:name="Version">24.04</text:user-field-get></text:span></text:span><text:span text:style-name="Strong_20_Emphasis"><text:span text:style-name="T148"><text:s/></text:span></text:span><text:span text:style-name="Strong_20_Emphasis"><text:span text:style-name="T150">LTS </text:span></text:span><text:span text:style-name="Strong_20_Emphasis"><text:span text:style-name="T143">CD</text:span></text:span><text:span text:style-name="Strong_20_Emphasis"><text:span text:style-name="T145">-beeldbestand</text:span></text:span><text:span text:style-name="Strong_20_Emphasis"><text:span text:style-name="T139"> </text:span></text:span><text:span text:style-name="Strong_20_Emphasis"><text:span text:style-name="T140">(.iso) </text:span></text:span><text:span text:style-name="Strong_20_Emphasis"><text:span text:style-name="T139">vanaf </text:span></text:span><text:a xlink:type="simple" xlink:href="https://ubuntu.com/download" text:style-name="Internet_20_link" text:visited-style-name="Visited_20_Internet_20_Link"><text:span text:style-name="Strong_20_Emphasis"><text:span text:style-name="T292">ubuntu.com/download</text:span></text:span></text:a><text:span text:style-name="Strong_20_Emphasis"><text:span text:style-name="T139">.</text:span></text:span><text:span text:style-name="Strong_20_Emphasis"><text:span text:style-name="T141"><text:line-break/>De </text:span></text:span><text:span text:style-name="Strong_20_Emphasis"><text:span text:style-name="T144">ver</text:span></text:span><text:span text:style-name="Strong_20_Emphasis"><text:span text:style-name="T141">volgstappen staan beschreven in </text:span></text:span><text:span text:style-name="Strong_20_Emphasis"><text:span text:style-name="T149">Linux informatie</text:span></text:span><text:span text:style-name="Strong_20_Emphasis"><text:span text:style-name="T141">, te vinden op </text:span></text:span><text:a xlink:type="simple" xlink:href="https://karelzimmer.nl/" text:style-name="Internet_20_link" text:visited-style-name="Visited_20_Internet_20_Link"><text:span text:style-name="Strong_20_Emphasis"><text:span text:style-name="T291">karelzimmer.nl</text:span></text:span></text:a><text:span text:style-name="Strong_20_Emphasis"><text:span text:style-name="T141">, onder </text:span></text:span><text:span text:style-name="Strong_20_Emphasis"><text:span text:style-name="T149">Linux</text:span></text:span><text:span text:style-name="Strong_20_Emphasis"><text:span text:style-name="T141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8">Selecteer</text:span></text:span><text:span text:style-name="Strong_20_Emphasis"><text:span text:style-name="T55"> </text:span></text:span><text:span text:style-name="Strong_20_Emphasis"><text:span text:style-name="T115">Try or Install Ubuntu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5"><draw:control text:anchor-type="as-char" draw:z-index="12" draw:name="Vorm 6" draw:style-name="gr1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3">Kies</text:span><text:span text:style-name="T224"> </text:span><text:span text:style-name="T227">Nederlands</text:span><text:span text:style-name="T224"> en klik</text:span><text:span text:style-name="T225"> </text:span><text:span text:style-name="T224">op</text:span><text:span text:style-name="T223"> </text:span><text:span text:style-name="T220">Next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17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0"><draw:control text:anchor-type="as-char" draw:z-index="11" draw:name="Vorm 1" draw:style-name="gr1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47">Bij</text:span><text:span text:style-name="T240"> </text:span><text:span text:style-name="Strong_20_Emphasis"><text:span text:style-name="T248">Create your account</text:span></text:span><text:span text:style-name="T240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1"><text:span text:style-name="T246">V</text:span><text:span text:style-name="T241">ul </text:span><text:span text:style-name="T242">in </text:span><text:span text:style-name="Strong_20_Emphasis"><text:span text:style-name="T248">Your</text:span></text:span><text:span text:style-name="Strong_20_Emphasis"><text:span text:style-name="T243"> n</text:span></text:span><text:span text:style-name="Strong_20_Emphasis"><text:span text:style-name="T244">am</text:span></text:span><text:span text:style-name="Strong_20_Emphasis"><text:span text:style-name="T248">e</text:span></text:span><text:span text:style-name="Strong_20_Emphasis"><text:span text:style-name="T233"> </text:span></text:span><text:span text:style-name="Definition"><text:span text:style-name="T4">gebruiker</text:span></text:span><text:span text:style-name="Strong_20_Emphasis"><text:span text:style-name="T234">, <text:line-break/></text:span></text:span><text:span text:style-name="Strong_20_Emphasis"><text:span text:style-name="T248">You</text:span></text:span><text:span text:style-name="Strong_20_Emphasis"><text:span text:style-name="T252">r</text:span></text:span><text:span text:style-name="Strong_20_Emphasis"><text:span text:style-name="T243"> </text:span></text:span><text:span text:style-name="Strong_20_Emphasis"><text:span text:style-name="T245">computer</text:span></text:span><text:span text:style-name="Strong_20_Emphasis"><text:span text:style-name="T251">'s </text:span></text:span><text:span text:style-name="Strong_20_Emphasis"><text:span text:style-name="T250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33">,<text:line-break/></text:span></text:span><text:span text:style-name="Strong_20_Emphasis"><text:span text:style-name="T249">Your username</text:span></text:span><text:span text:style-name="Strong_20_Emphasis"><text:span text:style-name="T233"> </text:span></text:span><text:span text:style-name="Definition"><text:span text:style-name="T4">gebruikersnaam</text:span></text:span><text:span text:style-name="Strong_20_Emphasis"><text:span text:style-name="T233">, </text:span></text:span><text:span text:style-name="Strong_20_Emphasis"><text:span text:style-name="T236">en</text:span></text:span><text:span text:style-name="Strong_20_Emphasis"><text:span text:style-name="T233"><text:line-break/></text:span></text:span><text:span text:style-name="Strong_20_Emphasis"><text:span text:style-name="T235">g</text:span></text:span><text:span text:style-name="Strong_20_Emphasis"><text:span text:style-name="T232">eef tweemaal een </text:span></text:span><text:span text:style-name="Strong_20_Emphasis"><text:span text:style-name="T239">wachtwoord</text:span></text:span><text:span text:style-name="Strong_20_Emphasis"><text:span text:style-name="T232">.</text:span></text:span></text:p>
          </table:table-cell>
        </table:table-row>
      </table:table>
      <text:p text:style-name="P48"><text:span text:style-name="Strong_20_Emphasis"><text:span text:style-name="T105"/></text:span></text:p>
      <text:list text:continue-numbering="true" text:style-name="L1">
        <text:list-item>
          <text:p text:style-name="P93"><text:span text:style-name="Strong_20_Emphasis"><text:span text:style-name="T117">Installatie </text:span></text:span><text:span text:style-name="Strong_20_Emphasis"><text:span text:style-name="T118">afronden</text:span></text:span></text:p>
        </text:list-item>
      </text:list>
      <text:p text:style-name="P49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3"><draw:control text:anchor-type="as-char" draw:z-index="5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3"><text:span text:style-name="Strong_20_Emphasis"><text:span text:style-name="T106"/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102"><draw:control text:anchor-type="as-char" draw:z-index="17" draw:name="Vorm13_1" draw:style-name="gr1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43"><draw:control text:anchor-type="as-char" draw:z-index="26" draw:name="Vorm13_ 2" draw:style-name="gr1" draw:text-style-name="P99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3">Voeg eventuele extra </text:span></text:span><text:span text:style-name="Strong_20_Emphasis"><text:span text:style-name="T48">gebruiker</text:span></text:span><text:span text:style-name="Strong_20_Emphasis"><text:span text:style-name="T43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5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3">Druk op de</text:span></text:span><text:span text:style-name="Strong_20_Emphasis"><text:span text:style-name="T58"> </text:span></text:span><text:span text:style-name="Strong_20_Emphasis"><text:span text:style-name="T172">Super</text:span></text:span><text:span text:style-name="Strong_20_Emphasis"><text:span text:style-name="T58">-toets</text:span></text:span><text:span text:style-name="Strong_20_Emphasis"><text:span text:style-name="T59"><text:note text:id="ftn8" text:note-class="footnote"><text:note-citation>1</text:note-citation><text:note-body><text:p text:style-name="P47"><text:span text:style-name="T188">De </text:span><text:span text:style-name="T231">Super</text:span><text:span text:style-name="T188">-toets is de Windows-toets, Command-toets </text:span><text:span text:style-name="T189">(Apple)</text:span><text:span text:style-name="T188">, of Vergrootglas-toets </text:span><text:span text:style-name="T189">(Chromebook)</text:span><text:span text:style-name="T188">.</text:span></text:p></text:note-body></text:note></text:span></text:span><text:span text:style-name="Strong_20_Emphasis"><text:span text:style-name="T43">, typ </text:span></text:span><text:span text:style-name="Strong_20_Emphasis"><text:span text:style-name="T46">gebr</text:span></text:span><text:span text:style-name="Strong_20_Emphasis"><text:span text:style-name="T43"> en klik achter </text:span></text:span><text:span text:style-name="Strong_20_Emphasis"><text:span text:style-name="T46">Instellingen</text:span></text:span><text:span text:style-name="Strong_20_Emphasis"><text:span text:style-name="T43"> op </text:span></text:span><text:span text:style-name="Strong_20_Emphasis"><text:span text:style-name="T46">Gebruikers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3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</text:span></text:span><text:span text:style-name="Strong_20_Emphasis"><text:span text:style-name="T37">het </text:span></text:span><text:span text:style-name="Strong_20_Emphasis"><text:span text:style-name="T34">scherm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3"><text:span text:style-name="Strong_20_Emphasis"><text:span text:style-name="T43">Vul </text:span></text:span><text:span text:style-name="Strong_20_Emphasis"><text:span text:style-name="T44">in</text:span></text:span><text:span text:style-name="Strong_20_Emphasis"><text:span text:style-name="T43"> </text:span></text:span><text:span text:style-name="Strong_20_Emphasis"><text:span text:style-name="T47">Volledige naam</text:span></text:span><text:span text:style-name="Strong_20_Emphasis"><text:span text:style-name="T44"> </text:span></text:span><text:span text:style-name="Strong_20_Emphasis"><text:span text:style-name="T49">gebruiker</text:span></text:span><text:span text:style-name="Strong_20_Emphasis"><text:span text:style-name="T44"> en </text:span></text:span><text:span text:style-name="Strong_20_Emphasis"><text:span text:style-name="T47">Gebruikersnaam</text:span></text:span><text:span text:style-name="Strong_20_Emphasis"><text:span text:style-name="T44"> </text:span></text:span><text:span text:style-name="Strong_20_Emphasis"><text:span text:style-name="T49">gebruikersnaam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3"><draw:control text:anchor-type="as-char" draw:z-index="7" draw:name="Vorm4_1" draw:style-name="gr1" draw:text-style-name="P99" svg:width="0.35cm" svg:height="0.35cm" draw:control="control6"/></text:span></text:span></text:p>
          </table:table-cell>
          <table:table-cell table:style-name="_33_._5f_Installatie_5f_afronden.C10" office:value-type="string">
            <text:p text:style-name="P74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87"><text:span text:style-name="Strong_20_Emphasis"><text:span text:style-name="T95">D</text:span></text:span><text:span text:style-name="Strong_20_Emphasis"><text:span text:style-name="T79">ruk</text:span></text:span><text:span text:style-name="Strong_20_Emphasis"><text:span text:style-name="T67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1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0"/></text:span></text:p>
          </table:table-cell>
          <table:table-cell table:style-name="_33_._5f_Installatie_5f_afronden.C12" office:value-type="string">
            <text:p text:style-name="P85"><text:span text:style-name="T5">Typ</text:span><text:span text:style-name="Strong_20_Emphasis"><text:span text:style-name="T62"> de</text:span></text:span><text:span text:style-name="Strong_20_Emphasis"><text:span text:style-name="T81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3" office:value-type="string">
            <text:p text:style-name="P75"><text:span text:style-name="User_20_Entry"><text:span text:style-name="T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75"><text:span text:style-name="User_20_Entry"><text:span text:style-name="T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15" office:value-type="string">
            <text:p text:style-name="P58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16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3"><draw:control text:anchor-type="as-char" draw:z-index="6" draw:name="Vorm37" draw:style-name="gr1" draw:text-style-name="P99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74"><text:span text:style-name="Strong_20_Emphasis"><text:span text:style-name="T82">Rond de</text:span></text:span><text:span text:style-name="Strong_20_Emphasis"><text:span text:style-name="T83"> installatie </text:span></text:span><text:span text:style-name="Strong_20_Emphasis"><text:span text:style-name="T82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8" office:value-type="string">
            <text:p text:style-name="P86"><text:span text:style-name="Strong_20_Emphasis"><text:span text:style-name="T95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2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0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3 </text:span></text:span><text:span text:style-name="Strong_20_Emphasis"><text:span text:style-name="T107"><text:s/>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0" office:value-type="string">
            <text:p text:style-name="P56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49"><text:span text:style-name="Strong_20_Emphasis"><text:span text:style-name="T54"><text:tab/></text:span></text:span></text:p>
      <text:p text:style-name="P50"><text:span text:style-name="Strong_20_Emphasis"><text:span text:style-name="T76"/></text:span></text:p>
      <text:p text:style-name="P51"><text:span text:style-name="Strong_20_Emphasis"><text:span text:style-name="T66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8" draw:name="Vorm40_0" draw:style-name="gr1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15" draw:name="Vorm40_ 1" draw:style-name="gr1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86"><text:note text:id="ftn10" text:note-class="footnote"><text:note-citation>1</text:note-citation><text:note-body><text:p text:style-name="P60"><text:span text:style-name="User_20_Entry"><text:span text:style-name="T169">E</text:span></text:span><text:span text:style-name="User_20_Entry"><text:span text:style-name="T171">ventuele extra </text:span></text:span><text:span text:style-name="Definition"><text:span text:style-name="T316">gebruiker</text:span></text:span><text:span text:style-name="User_20_Entry"><text:span text:style-name="T170">s</text:span></text:span><text:span text:style-name="User_20_Entry"><text:span text:style-name="T171"> aanmelden en dezelfde stappen uitvoeren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8"><text:span text:style-name="Strong_20_Emphasis"><text:span text:style-name="T102"><draw:control text:anchor-type="as-char" draw:z-index="18" draw:name="Vorm13_ 1" draw:style-name="gr1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6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3"><draw:control text:anchor-type="as-char" draw:z-index="10" draw:name="Vorm40_2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3"><draw:control text:anchor-type="as-char" draw:z-index="16" draw:name="Vorm40_ 2" draw:style-name="gr1" draw:text-style-name="P99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7">R</text:span></text:span><text:span text:style-name="Strong_20_Emphasis"><text:span text:style-name="T88">icht </text:span></text:span><text:span text:style-name="Strong_20_Emphasis"><text:span text:style-name="T89">de </text:span></text:span><text:span text:style-name="Strong_20_Emphasis"><text:span text:style-name="T97">gebruiker</text:span></text:span><text:span text:style-name="Strong_20_Emphasis"><text:span text:style-name="T88"> </text:span></text:span><text:span text:style-name="Strong_20_Emphasis"><text:span text:style-name="T90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0"><text:note text:id="ftn11" text:note-class="footnote"><text:note-citation>2</text:note-citation><text:note-body><text:p text:style-name="P46"><text:span text:style-name="T188">De </text:span><text:span text:style-name="T231">Super</text:span><text:span text:style-name="T188">-toets is de Windows-toets, Command-toets </text:span><text:span text:style-name="T189">(Apple)</text:span><text:span text:style-name="T188">, of Vergrootglas-toets </text:span><text:span text:style-name="T189">(Chromebook)</text:span><text:span text:style-name="T188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7" office:value-type="string">
            <text:p text:style-name="P21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4 <text:s/></text:span></text:span><text:span text:style-name="Strong_20_Emphasis"><text:span text:style-name="T111">Gebruiker inrichten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14"><text:span text:style-name="Strong_20_Emphasis"><text:span text:style-name="T91"/></text:span></text:p>
      <text:p text:style-name="P40"/>
      <text:p text:style-name="P29"><text:span text:style-name="T182">E</text:span><text:span text:style-name="T183">inde c</text:span><text:span text:style-name="T184">hecklist, </text:span><text:span text:style-name="T185">d</text:span><text:span text:style-name="T184">e installatie van </text:span><text:span text:style-name="Strong_20_Emphasis"><text:span text:style-name="T198"><text:user-field-get text:name="Distro">Ubuntu</text:user-field-get></text:span></text:span><text:span text:style-name="T186"><text:s/></text:span><text:span text:style-name="T187"><text:user-field-get text:name="Version">24.04</text:user-field-get></text:span><text:span text:style-name="T187"><text:s/>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84">is voltooid.</text:span></text:p>
      <text:p text:style-name="P8"/>
      <text:list text:style-name="L2">
        <text:list-header>
          <text:p text:style-name="P97"><text:span text:style-name="Emphasis"><text:span text:style-name="T31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1">Karel Zimmer</text:span></text:span></text:a><text:span text:style-name="Emphasis"><text:span text:style-name="T312">.</text:span></text:span></text:p>
          <text:p text:style-name="P98"><text:span text:style-name="Emphasis"><text:span text:style-name="T312">C</text:span></text:span><text:span text:style-name="Emphasis"><text:span text:style-name="T313">C0</text:span></text:span><text:span text:style-name="Emphasis"><text:span text:style-name="T312"> 1.0 </text:span></text:span><text:span text:style-name="Emphasis"><text:span text:style-name="T314">Universeel</text:span></text:span><text:span text:style-name="Emphasis"><text:span text:style-name="T312"> </text:span></text:span><text:span text:style-name="Emphasis"><text:span text:style-name="T30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9"><text:s/></text:span></text:span><text:span text:style-name="Emphasis"><text:span text:style-name="T30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07T19:05:16.007877630">07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05:15.844949999</dc:date>
    <meta:keyword>Installatie</meta:keyword>
    <meta:keyword>Checklist</meta:keyword>
    <meta:keyword>Linux</meta:keyword>
    <meta:editing-cycles>6880</meta:editing-cycles>
    <meta:editing-duration>P12DT6H40M40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89" meta:word-count="574" meta:character-count="4064" meta:non-whitespace-character-count="3523"/>
    <meta:user-defined meta:name="Info 1"/>
    <meta:user-defined meta:name="Info 2"/>
    <meta:user-defined meta:name="Info 3"/>
    <meta:user-defined meta:name="Info 4"/>
  </office:meta>
</office:document-meta>
</file>